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a10" officeooo:paragraph-rsid="001f3a10"/>
    </style:style>
    <style:style style:name="P2" style:family="paragraph" style:parent-style-name="Standard">
      <style:text-properties officeooo:rsid="00254c28" officeooo:paragraph-rsid="00254c28"/>
    </style:style>
    <style:style style:name="P3" style:family="paragraph" style:parent-style-name="Standard">
      <style:text-properties officeooo:rsid="00254c28" officeooo:paragraph-rsid="00254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gt;mongo</text:p>
      <text:p text:style-name="Standard">&gt; show databases;</text:p>
      <text:p text:style-name="Standard">&gt; show databases;</text:p>
      <text:p text:style-name="Standard">ad <text:s text:c="5"/>0.000GB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Standard">&gt; show databases;</text:p>
      <text:p text:style-name="Standard">ad <text:s text:c="5"/>0.000GB</text:p>
      <text:p text:style-name="Standard">admin <text:s text:c="2"/>0.000GB</text:p>
      <text:p text:style-name="Standard">config <text:s/>0.000GB</text:p>
      <text:p text:style-name="Standard">local <text:s text:c="2"/>0.000GB</text:p>
      <text:p text:style-name="Standard">&gt; use knight;</text:p>
      <text:p text:style-name="Standard">switched to db knight</text:p>
      <text:p text:style-name="Standard">&gt; db.createCollection("k1");</text:p>
      <text:p text:style-name="Standard">{ "ok" : 1 }</text:p>
      <text:p text:style-name="Standard">&gt; db.k1.insert({ sid : "1",</text:p>
      <text:p text:style-name="Standard">... sname : "John",</text:p>
      <text:p text:style-name="Standard">... Marks : ["20", "25", "29"],</text:p>
      <text:p text:style-name="Standard">... Address : { Street : "5th main",</text:p>
      <text:p text:style-name="Standard">... city : "Banglore",</text:p>
      <text:p text:style-name="Standard">... Country : "India"</text:p>
      <text:p text:style-name="Standard">... }</text:p>
      <text:p text:style-name="Standard">... });</text:p>
      <text:p text:style-name="Standard">WriteResult({ "nInserted" : 1 })</text:p>
      <text:p text:style-name="Standard">&gt; db.k1.find();</text:p>
      <text:p text:style-name="Standard">{ "_id" : ObjectId("60596a3aa5f5cc19fdbd58eb"), "sid" : "1", "sname" : "John", "Marks" : [ "20", "25", "29" ], "Address" : { "Street" : "5th main", "city" : "Banglore", "Country" : "India" } }</text:p>
      <text:p text:style-name="Standard">&gt; db.k1.find().pretty();</text:p>
      <text:p text:style-name="Standard">{</text:p>
      <text:p text:style-name="Standard"><text:tab/>"_id" : ObjectId("60596a3aa5f5cc19fdbd58eb"),</text:p>
      <text:p text:style-name="Standard"><text:tab/>"sid" : "1",</text:p>
      <text:p text:style-name="Standard"><text:tab/>"sname" : "John",</text:p>
      <text:p text:style-name="Standard"><text:tab/>"Marks" : [</text:p>
      <text:p text:style-name="Standard"><text:tab/><text:tab/>"20",</text:p>
      <text:p text:style-name="Standard"><text:tab/><text:tab/>"25",</text:p>
      <text:p text:style-name="Standard"><text:tab/><text:tab/>"29"</text:p>
      <text:p text:style-name="Standard"><text:tab/>],</text:p>
      <text:p text:style-name="Standard"><text:tab/>"Address" : {</text:p>
      <text:p text:style-name="Standard"><text:tab/><text:tab/>"Street" : "5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&gt; db.k1.insertMany([{ sid : "2", sname : "ron", Marks : ["19", "17", "25"], Address : { Street : "7th main", city : "Banglore", Country : "India" } }, {sid : "3", sname : "Dan", Age : "20", Address : {Street : "6th avenue", city : "paris", country : "France"}}, {sid : "4", sname : "Rachel", Age : "21", Marks ; ["16", "25", "27"]}]);</text:p>
      <text:p text:style-name="Standard">uncaught exception: SyntaxError: missing : after property id :</text:p>
      <text:p text:style-name="Standard">@(shell):1:308</text:p>
      <text:p text:style-name="Standard">&gt; db.k1.insertMany([{ sid : "2", sname : "ron", Marks : ["19", "17", "25"], Address : { Street : "7th main", city : "Banglore", Country : "India" } }, {sid : "3", sname : "Dan", Age : "20", Address : <text:soft-page-break/>{Street : "6th avenue", city : "paris", country : "France"}}, {sid : "4", sname : "Rachel", Age : "21", Marks ; ["16", "25", "27"]},]);</text:p>
      <text:p text:style-name="Standard">uncaught exception: SyntaxError: missing : after property id :</text:p>
      <text:p text:style-name="Standard">@(shell):1:308</text:p>
      <text:p text:style-name="Standard">&gt; db.k1.insertMany([{ sid : "2", sname : "ron", Marks : ["19", "17", "25"], Address : { Street : "7th main", city : "Banglore", Country : "India" } }, { sid : "3", sname : "Dan", Age : "20", Address : {Street : "6th avenue", city : "paris", country : "France"}}, { sid : "4", sname : "Rachel", Age : "21", Marks ; ["16", "25", "27"]}]);</text:p>
      <text:p text:style-name="Standard">uncaught exception: SyntaxError: missing : after property id :</text:p>
      <text:p text:style-name="Standard">@(shell):1:310</text:p>
      <text:p text:style-name="Standard">&gt; db.k1.insertMany([{ sid : "2", sname : "ron", Marks : ["19", "17", "25"], Address : { Street : "7th main", city : "Banglore", Country : "India" } }, { sid : "3", sname : "Dan", Age : "20", Address : {Street : "6th avenue", city : "paris", country : "France"}}, { sid : "4", sname : "Rachel", Age : "21", Marks : ["16", "25", "27"]}]);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0596eb4a5f5cc19fdbd58ec"),</text:p>
      <text:p text:style-name="Standard"><text:tab/><text:tab/>ObjectId("60596eb4a5f5cc19fdbd58ed"),</text:p>
      <text:p text:style-name="Standard"><text:tab/><text:tab/>ObjectId("60596eb4a5f5cc19fdbd58ee")</text:p>
      <text:p text:style-name="Standard"><text:tab/>]</text:p>
      <text:p text:style-name="Standard">}</text:p>
      <text:p text:style-name="Standard">&gt; db.k1.find().pretty();</text:p>
      <text:p text:style-name="Standard">{</text:p>
      <text:p text:style-name="Standard"><text:tab/>"_id" : ObjectId("60596a3aa5f5cc19fdbd58eb"),</text:p>
      <text:p text:style-name="Standard"><text:tab/>"sid" : "1",</text:p>
      <text:p text:style-name="Standard"><text:tab/>"sname" : "John",</text:p>
      <text:p text:style-name="Standard"><text:tab/>"Marks" : [</text:p>
      <text:p text:style-name="Standard"><text:tab/><text:tab/>"20",</text:p>
      <text:p text:style-name="Standard"><text:tab/><text:tab/>"25",</text:p>
      <text:p text:style-name="Standard"><text:tab/><text:tab/>"29"</text:p>
      <text:p text:style-name="Standard"><text:tab/>],</text:p>
      <text:p text:style-name="Standard"><text:tab/>"Address" : {</text:p>
      <text:p text:style-name="Standard"><text:tab/><text:tab/>"Street" : "5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{</text:p>
      <text:p text:style-name="Standard"><text:tab/>"_id" : ObjectId("60596eb4a5f5cc19fdbd58ec"),</text:p>
      <text:p text:style-name="Standard"><text:tab/>"sid" : "2",</text:p>
      <text:p text:style-name="Standard"><text:tab/>"sname" : "ron",</text:p>
      <text:p text:style-name="Standard"><text:tab/>"Marks" : [</text:p>
      <text:p text:style-name="Standard"><text:tab/><text:tab/>"19",</text:p>
      <text:p text:style-name="Standard"><text:tab/><text:tab/>"17",</text:p>
      <text:p text:style-name="Standard"><text:tab/><text:tab/>"25"</text:p>
      <text:p text:style-name="Standard"><text:tab/>],</text:p>
      <text:p text:style-name="Standard"><text:tab/>"Address" : {</text:p>
      <text:p text:style-name="Standard"><text:tab/><text:tab/>"Street" : "7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<text:soft-page-break/>}</text:p>
      <text:p text:style-name="Standard">{</text:p>
      <text:p text:style-name="Standard"><text:tab/>"_id" : ObjectId("60596eb4a5f5cc19fdbd58ed"),</text:p>
      <text:p text:style-name="Standard"><text:tab/>"sid" : "3",</text:p>
      <text:p text:style-name="Standard"><text:tab/>"sname" : "Dan",</text:p>
      <text:p text:style-name="Standard"><text:tab/>"Age" : "20",</text:p>
      <text:p text:style-name="Standard"><text:tab/>"Address" : {</text:p>
      <text:p text:style-name="Standard"><text:tab/><text:tab/>"Street" : "6th avenue",</text:p>
      <text:p text:style-name="Standard"><text:tab/><text:tab/>"city" : "paris",</text:p>
      <text:p text:style-name="Standard"><text:tab/><text:tab/>"country" : "France"</text:p>
      <text:p text:style-name="Standard"><text:tab/>}</text:p>
      <text:p text:style-name="Standard">}</text:p>
      <text:p text:style-name="Standard">{</text:p>
      <text:p text:style-name="Standard"><text:tab/>"_id" : ObjectId("60596eb4a5f5cc19fdbd58ee"),</text:p>
      <text:p text:style-name="Standard"><text:tab/>"sid" : "4",</text:p>
      <text:p text:style-name="Standard"><text:tab/>"sname" : "Rachel",</text:p>
      <text:p text:style-name="Standard"><text:tab/>"Age" : "21",</text:p>
      <text:p text:style-name="Standard"><text:tab/>"Marks" : [</text:p>
      <text:p text:style-name="Standard"><text:tab/><text:tab/>"16",</text:p>
      <text:p text:style-name="Standard"><text:tab/><text:tab/>"25",</text:p>
      <text:p text:style-name="Standard"><text:tab/><text:tab/>"27"</text:p>
      <text:p text:style-name="Standard"><text:tab/>]</text:p>
      <text:p text:style-name="Standard">}</text:p>
      <text:p text:style-name="Standard">&gt; db.k1.find({sid : "4"});</text:p>
      <text:p text:style-name="Standard">{ "_id" : ObjectId("60596eb4a5f5cc19fdbd58ee"), "sid" : "4", "sname" : "Rachel", "Age" : "21", "Marks" : [ "16", "25", "27" ] }</text:p>
      <text:p text:style-name="Standard">&gt; db.k1.find({sid : 4});</text:p>
      <text:p text:style-name="Standard">&gt; db.k1.find({sid : "4"});</text:p>
      <text:p text:style-name="Standard">{ "_id" : ObjectId("60596eb4a5f5cc19fdbd58ee"), "sid" : "4", "sname" : "Rachel", "Age" : "21", "Marks" : [ "16", "25", "27" ] }</text:p>
      <text:p text:style-name="Standard">&gt; ^C</text:p>
      <text:p text:style-name="Standard">bye</text:p>
      <text:p text:style-name="Standard"/>
      <text:p text:style-name="Standard"/>
      <text:p text:style-name="Standard">&gt; db.k1.find({$and : [{sid : "1"},{sid : "2"} ]});</text:p>
      <text:p text:style-name="Standard">&gt; db.k1.find({$and : [{sid : "1"},{sid : "2"} ]});</text:p>
      <text:p text:style-name="Standard">&gt; db.k1.find({$and : [{sid : "1"},{sid : "2"}]});</text:p>
      <text:p text:style-name="Standard">&gt; db.k1.find({$AND : [{sid : "1"},{sid : "2"}]});</text:p>
      <text:p text:style-name="Standard">Error: error: {</text:p>
      <text:p text:style-name="Standard"><text:tab/>"ok" : 0,</text:p>
      <text:p text:style-name="Standard"><text:tab/>"errmsg" : "unknown top level operator: $AND",</text:p>
      <text:p text:style-name="Standard"><text:tab/>"code" : 2,</text:p>
      <text:p text:style-name="Standard"><text:tab/>"codeName" : "BadValue"</text:p>
      <text:p text:style-name="Standard">}</text:p>
      <text:p text:style-name="Standard">&gt; db.k1.find({$or : [{sid : "1"},{sid : "2"}]});</text:p>
      <text:p text:style-name="Standard">{ "_id" : ObjectId("60596a3aa5f5cc19fdbd58eb"), "sid" : "1", "sname" : "John", "Marks" : [ "20", "25", "29" ], "Address" : { "Street" : "5th main", "city" : "Banglore", "Country" : "India" } }</text:p>
      <text:p text:style-name="Standard">{ "_id" : ObjectId("60596eb4a5f5cc19fdbd58ec"), "sid" : "2", "sname" : "ron", "Marks" : [ "19", "17", "25" ], "Address" : { "Street" : "7th main", "city" : "Banglore", "Country" : "India" } }</text:p>
      <text:p text:style-name="Standard"/>
      <text:p text:style-name="Standard"/>
      <text:p text:style-name="Standard"/>
      <text:p text:style-name="Standard"><text:soft-page-break/>&gt; db.k1.find({$and : [{sid : "1"},{sid : "1"}]});</text:p>
      <text:p text:style-name="Standard">{ "_id" : ObjectId("60596a3aa5f5cc19fdbd58eb"), "sid" : "1", "sname" : "John", "Marks" : [ "20", "25", "29" ], "Address" : { "Street" : "5th main", "city" : "Banglore", "Country" : "India" } }</text:p>
      <text:p text:style-name="Standard"/>
      <text:p text:style-name="Standard"/>
      <text:p text:style-name="Standard">&gt; &gt; db.k1.find({$and : [{sid : "1"},{sid : "1"}]}).pretty();</text:p>
      <text:p text:style-name="Standard">{</text:p>
      <text:p text:style-name="Standard"><text:tab/>"_id" : ObjectId("60596a3aa5f5cc19fdbd58eb"),</text:p>
      <text:p text:style-name="Standard"><text:tab/>"sid" : "1",</text:p>
      <text:p text:style-name="Standard"><text:tab/>"sname" : "John",</text:p>
      <text:p text:style-name="Standard"><text:tab/>"Marks" : [</text:p>
      <text:p text:style-name="Standard"><text:tab/><text:tab/>"20",</text:p>
      <text:p text:style-name="Standard"><text:tab/><text:tab/>"25",</text:p>
      <text:p text:style-name="Standard"><text:tab/><text:tab/>"29"</text:p>
      <text:p text:style-name="Standard"><text:tab/>],</text:p>
      <text:p text:style-name="Standard"><text:tab/>"Address" : {</text:p>
      <text:p text:style-name="Standard"><text:tab/><text:tab/>"Street" : "5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&gt; db.k1.find({$or : [{sid : "1"},{sid : "2"}]}).pretty();</text:p>
      <text:p text:style-name="Standard">{</text:p>
      <text:p text:style-name="Standard"><text:tab/>"_id" : ObjectId("60596a3aa5f5cc19fdbd58eb"),</text:p>
      <text:p text:style-name="Standard"><text:tab/>"sid" : "1",</text:p>
      <text:p text:style-name="Standard"><text:tab/>"sname" : "John",</text:p>
      <text:p text:style-name="Standard"><text:tab/>"Marks" : [</text:p>
      <text:p text:style-name="Standard"><text:tab/><text:tab/>"20",</text:p>
      <text:p text:style-name="Standard"><text:tab/><text:tab/>"25",</text:p>
      <text:p text:style-name="Standard"><text:tab/><text:tab/>"29"</text:p>
      <text:p text:style-name="Standard"><text:tab/>],</text:p>
      <text:p text:style-name="Standard"><text:tab/>"Address" : {</text:p>
      <text:p text:style-name="Standard"><text:tab/><text:tab/>"Street" : "5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{</text:p>
      <text:p text:style-name="Standard"><text:tab/>"_id" : ObjectId("60596eb4a5f5cc19fdbd58ec"),</text:p>
      <text:p text:style-name="Standard"><text:tab/>"sid" : "2",</text:p>
      <text:p text:style-name="Standard"><text:tab/>"sname" : "ron",</text:p>
      <text:p text:style-name="Standard"><text:tab/>"Marks" : [</text:p>
      <text:p text:style-name="Standard"><text:tab/><text:tab/>"19",</text:p>
      <text:p text:style-name="Standard"><text:tab/><text:tab/>"17",</text:p>
      <text:p text:style-name="Standard"><text:tab/><text:tab/>"25"</text:p>
      <text:p text:style-name="Standard"><text:tab/>],</text:p>
      <text:p text:style-name="Standard"><text:tab/>"Address" : {</text:p>
      <text:p text:style-name="Standard"><text:tab/><text:tab/>"Street" : "7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<text:soft-page-break/>&gt; db.k1.update({sid : "2"}, {$set : {sname : "Aron"}});</text:p>
      <text:p text:style-name="Standard">WriteResult({ "nMatched" : 1, "nUpserted" : 0, "nModified" : 1 })</text:p>
      <text:p text:style-name="Standard">&gt; db.k1.find().pretty();</text:p>
      <text:p text:style-name="Standard">{</text:p>
      <text:p text:style-name="Standard"><text:tab/>"_id" : ObjectId("605978040fc3f328d8353689"),</text:p>
      <text:p text:style-name="Standard"><text:tab/>"sid" : "2",</text:p>
      <text:p text:style-name="Standard"><text:tab/>"sname" : "Aron",</text:p>
      <text:p text:style-name="Standard"><text:tab/>"Marks" : [</text:p>
      <text:p text:style-name="Standard"><text:tab/><text:tab/>"19",</text:p>
      <text:p text:style-name="Standard"><text:tab/><text:tab/>"17",</text:p>
      <text:p text:style-name="Standard"><text:tab/><text:tab/>"25"</text:p>
      <text:p text:style-name="Standard"><text:tab/>],</text:p>
      <text:p text:style-name="Standard"><text:tab/>"Address" : {</text:p>
      <text:p text:style-name="Standard"><text:tab/><text:tab/>"Street" : "7th main",</text:p>
      <text:p text:style-name="Standard"><text:tab/><text:tab/>"city" : "Banglore",</text:p>
      <text:p text:style-name="Standard"><text:tab/><text:tab/>"Country" : "India"</text:p>
      <text:p text:style-name="Standard"><text:tab/>}</text:p>
      <text:p text:style-name="Standard">}</text:p>
      <text:p text:style-name="Standard">{</text:p>
      <text:p text:style-name="Standard"><text:tab/>"_id" : ObjectId("605978040fc3f328d835368a"),</text:p>
      <text:p text:style-name="Standard"><text:tab/>"sid" : "3",</text:p>
      <text:p text:style-name="Standard"><text:tab/>"sname" : "Dan",</text:p>
      <text:p text:style-name="Standard"><text:tab/>"Age" : "20",</text:p>
      <text:p text:style-name="Standard"><text:tab/>"Address" : {</text:p>
      <text:p text:style-name="Standard"><text:tab/><text:tab/>"Street" : "6th avenue",</text:p>
      <text:p text:style-name="Standard"><text:tab/><text:tab/>"city" : "paris",</text:p>
      <text:p text:style-name="Standard"><text:tab/><text:tab/>"country" : "France"</text:p>
      <text:p text:style-name="Standard"><text:tab/>}</text:p>
      <text:p text:style-name="Standard">}</text:p>
      <text:p text:style-name="Standard">{</text:p>
      <text:p text:style-name="Standard"><text:tab/>"_id" : ObjectId("605978040fc3f328d835368b"),</text:p>
      <text:p text:style-name="Standard"><text:tab/>"sid" : "4",</text:p>
      <text:p text:style-name="Standard"><text:tab/>"sname" : "Rachel",</text:p>
      <text:p text:style-name="Standard"><text:tab/>"Age" : "21",</text:p>
      <text:p text:style-name="Standard"><text:tab/>"Marks" : [</text:p>
      <text:p text:style-name="Standard"><text:tab/><text:tab/>"16",</text:p>
      <text:p text:style-name="Standard"><text:tab/><text:tab/>"25",</text:p>
      <text:p text:style-name="Standard"><text:tab/><text:tab/>"27"</text:p>
      <text:p text:style-name="Standard"><text:tab/>]</text:p>
      <text:p text:style-name="Standard">}</text:p>
      <text:p text:style-name="Standard"/>
      <text:p text:style-name="Standard"/>
      <text:p text:style-name="P2">30/03/2021 : tuesday:</text:p>
      <text:p text:style-name="P2"/>
      <text:p text:style-name="P2">show databases;</text:p>
      <text:p text:style-name="P2">ad <text:s text:c="6"/>0.000GB</text:p>
      <text:p text:style-name="P2">admin <text:s text:c="3"/>0.000GB</text:p>
      <text:p text:style-name="P2">company <text:s/>0.000GB</text:p>
      <text:p text:style-name="P2">config <text:s text:c="2"/>0.000GB</text:p>
      <text:p text:style-name="P2">knight <text:s text:c="2"/>0.000GB</text:p>
      <text:p text:style-name="P2">knightl <text:s/>0.000GB</text:p>
      <text:p text:style-name="P2">lab <text:s text:c="5"/>0.000GB</text:p>
      <text:p text:style-name="P2"><text:soft-page-break/>local <text:s text:c="3"/>0.000GB</text:p>
      <text:p text:style-name="P2">mydb <text:s text:c="4"/>0.000GB</text:p>
      <text:p text:style-name="P2">school <text:s text:c="2"/>0.000GB</text:p>
      <text:p text:style-name="P2">student <text:s/>0.000GB</text:p>
      <text:p text:style-name="P2">test <text:s text:c="4"/>0.000GB</text:p>
      <text:p text:style-name="P2">&gt; use database company;</text:p>
      <text:p text:style-name="P2">Error: [database company] is not a valid database name :</text:p>
      <text:p text:style-name="P2">Mongo.prototype.getDB@src/mongo/shell/mongo.js:63:12</text:p>
      <text:p text:style-name="P2">getDatabase@src/mongo/shell/session.js:922:28</text:p>
      <text:p text:style-name="P2">DB.prototype.getSiblingDB@src/mongo/shell/db.js:22:12</text:p>
      <text:p text:style-name="P2">shellHelper.use@src/mongo/shell/utils.js:832:10</text:p>
      <text:p text:style-name="P2">shellHelper@src/mongo/shell/utils.js:819:15</text:p>
      <text:p text:style-name="P2">@(shellhelp2):1:1</text:p>
      <text:p text:style-name="P2">&gt; use company;</text:p>
      <text:p text:style-name="P2">switched to db company</text:p>
      <text:p text:style-name="P2">&gt; db.createCollection("company");</text:p>
      <text:p text:style-name="P2">{ "ok" : 1 }</text:p>
      <text:p text:style-name="P2">&gt; db.company.insert({ cid : "1",</text:p>
      <text:p text:style-name="P2">... cname : "infotech",</text:p>
      <text:p text:style-name="P2">... ctype : "services",</text:p>
      <text:p text:style-name="P2">... location : "banglore" });</text:p>
      <text:p text:style-name="P2">WriteResult({ "nInserted" : 1 })</text:p>
      <text:p text:style-name="P2">&gt; db.company.find().pretty();</text:p>
      <text:p text:style-name="P2">{</text:p>
      <text:p text:style-name="P2"><text:tab/>"_id" : ObjectId("60629ec0801a9212e5ff05a3"),</text:p>
      <text:p text:style-name="P2"><text:tab/>"cid" : "1",</text:p>
      <text:p text:style-name="P2"><text:tab/>"cname" : "infotech",</text:p>
      <text:p text:style-name="P2"><text:tab/>"ctype" : "services",</text:p>
      <text:p text:style-name="P2"><text:tab/>"location" : "banglore"</text:p>
      <text:p text:style-name="P2">}</text:p>
      <text:p text:style-name="P2">&gt; db.company.insert({ cid : "2", cname : "vertex", ctype : "product", location : "Mysore", products : ["router", "telephone", "OS"] });</text:p>
      <text:p text:style-name="P2">WriteResult({ "nInserted" : 1 })</text:p>
      <text:p text:style-name="P2">&gt; db.company.find().pretty();</text:p>
      <text:p text:style-name="P2">{</text:p>
      <text:p text:style-name="P2"><text:tab/>"_id" : ObjectId("60629ec0801a9212e5ff05a3"),</text:p>
      <text:p text:style-name="P2"><text:tab/>"cid" : "1",</text:p>
      <text:p text:style-name="P2"><text:tab/>"cname" : "infotech",</text:p>
      <text:p text:style-name="P2"><text:tab/>"ctype" : "services",</text:p>
      <text:p text:style-name="P2"><text:tab/>"location" : "banglore"</text:p>
      <text:p text:style-name="P2">}</text:p>
      <text:p text:style-name="P2">{</text:p>
      <text:p text:style-name="P2"><text:tab/>"_id" : ObjectId("60629f5f801a9212e5ff05a4"),</text:p>
      <text:p text:style-name="P2"><text:tab/>"cid" : "2",</text:p>
      <text:p text:style-name="P2"><text:tab/>"cname" : "vertex",</text:p>
      <text:p text:style-name="P2"><text:tab/>"ctype" : "product",</text:p>
      <text:p text:style-name="P2"><text:tab/>"location" : "Mysore",</text:p>
      <text:p text:style-name="P2"><text:tab/>"products" : [</text:p>
      <text:p text:style-name="P2"><text:tab/><text:tab/>"router",</text:p>
      <text:p text:style-name="P2"><text:tab/><text:tab/>"telephone",</text:p>
      <text:p text:style-name="P2"><text:tab/><text:tab/>"OS"</text:p>
      <text:p text:style-name="P2"><text:tab/>]</text:p>
      <text:p text:style-name="P2"><text:soft-page-break/>}</text:p>
      <text:p text:style-name="P2">&gt; db.company.insert({ cid : "3", cname : "geoexplore", ctype : "agency", Address : { street : "5th main", <text:s/>});</text:p>
      <text:p text:style-name="P2">... city : "chennai",</text:p>
      <text:p text:style-name="P2">... country : "India"}</text:p>
      <text:p text:style-name="P2">uncaught exception: SyntaxError: missing } after property list :</text:p>
      <text:p text:style-name="P2">@(shell):1:106</text:p>
      <text:p text:style-name="P2">&gt; db.company.insert({ cid : "3", cname : "geoexplore", ctype : "agency", Address : { street : "5th main", <text:s/>}); city : "chennai", country : "India"}, packagecost: ["2000", "5000", "8000"] });</text:p>
      <text:p text:style-name="P2">uncaught exception: SyntaxError: missing } after property list :</text:p>
      <text:p text:style-name="P2">@(shell):1:106</text:p>
      <text:p text:style-name="P2">&gt; db.company.insert({ cid : "3", cname : "geoexplore", ctype : "agency", Address : { street : "5th main", <text:s/>city : "chennai", country : "India"}, packagecost: ["2000", "5000", "8000"] });</text:p>
      <text:p text:style-name="P2">WriteResult({ "nInserted" : 1 })</text:p>
      <text:p text:style-name="P2">&gt; db.company.insert({ cid : "4", cname : "venturecapita", ctype : "banking", Address : { street : "8th john avenue", <text:s/>city : "Reading", country : "UK"}, policycost: ["20000", "50000", "10000"] });</text:p>
      <text:p text:style-name="P2">WriteResult({ "nInserted" : 1 })</text:p>
      <text:p text:style-name="P2">&gt; db.company.insert({ cid : "5", cname : "socioconnect", ctype : "service" });</text:p>
      <text:p text:style-name="P2">WriteResult({ "nInserted" : 1 })</text:p>
      <text:p text:style-name="P2">&gt; db.company.find().pretty();</text:p>
      <text:p text:style-name="P2">{</text:p>
      <text:p text:style-name="P2"><text:tab/>"_id" : ObjectId("60629ec0801a9212e5ff05a3"),</text:p>
      <text:p text:style-name="P2"><text:tab/>"cid" : "1",</text:p>
      <text:p text:style-name="P2"><text:tab/>"cname" : "infotech",</text:p>
      <text:p text:style-name="P2"><text:tab/>"ctype" : "services",</text:p>
      <text:p text:style-name="P2"><text:tab/>"location" : "banglore"</text:p>
      <text:p text:style-name="P2">}</text:p>
      <text:p text:style-name="P2">{</text:p>
      <text:p text:style-name="P2"><text:tab/>"_id" : ObjectId("60629f5f801a9212e5ff05a4"),</text:p>
      <text:p text:style-name="P2"><text:tab/>"cid" : "2",</text:p>
      <text:p text:style-name="P2"><text:tab/>"cname" : "vertex",</text:p>
      <text:p text:style-name="P2"><text:tab/>"ctype" : "product",</text:p>
      <text:p text:style-name="P2"><text:tab/>"location" : "Mysore",</text:p>
      <text:p text:style-name="P2"><text:tab/>"products" : [</text:p>
      <text:p text:style-name="P2"><text:tab/><text:tab/>"router",</text:p>
      <text:p text:style-name="P2"><text:tab/><text:tab/>"telephone",</text:p>
      <text:p text:style-name="P2"><text:tab/><text:tab/>"OS"</text:p>
      <text:p text:style-name="P2"><text:tab/>]</text:p>
      <text:p text:style-name="P2">}</text:p>
      <text:p text:style-name="P2">{</text:p>
      <text:p text:style-name="P2"><text:tab/>"_id" : ObjectId("6062a027801a9212e5ff05a5"),</text:p>
      <text:p text:style-name="P2"><text:tab/>"cid" : "3",</text:p>
      <text:p text:style-name="P2"><text:tab/>"cname" : "geoexplore",</text:p>
      <text:p text:style-name="P2"><text:tab/>"ctype" : "agency",</text:p>
      <text:p text:style-name="P2"><text:tab/>"Address" : {</text:p>
      <text:p text:style-name="P2"><text:tab/><text:tab/>"street" : "5th main",</text:p>
      <text:p text:style-name="P2"><text:tab/><text:tab/>"city" : "chennai",</text:p>
      <text:p text:style-name="P2"><text:tab/><text:tab/>"country" : "India"</text:p>
      <text:p text:style-name="P2"><text:tab/>},</text:p>
      <text:p text:style-name="P2"><text:tab/>"packagecost" : [</text:p>
      <text:p text:style-name="P2"><text:tab/><text:tab/>"2000",</text:p>
      <text:p text:style-name="P2"><text:tab/><text:tab/>"5000",</text:p>
      <text:p text:style-name="P2"><text:soft-page-break/><text:tab/><text:tab/>"8000"</text:p>
      <text:p text:style-name="P2"><text:tab/>]</text:p>
      <text:p text:style-name="P2">}</text:p>
      <text:p text:style-name="P2">{</text:p>
      <text:p text:style-name="P2"><text:tab/>"_id" : ObjectId("6062a081801a9212e5ff05a6"),</text:p>
      <text:p text:style-name="P2"><text:tab/>"cid" : "4",</text:p>
      <text:p text:style-name="P2"><text:tab/>"cname" : "venturecapita",</text:p>
      <text:p text:style-name="P2"><text:tab/>"ctype" : "banking",</text:p>
      <text:p text:style-name="P2"><text:tab/>"Address" : {</text:p>
      <text:p text:style-name="P2"><text:tab/><text:tab/>"street" : "8th john avenue",</text:p>
      <text:p text:style-name="P2"><text:tab/><text:tab/>"city" : "Reading",</text:p>
      <text:p text:style-name="P2"><text:tab/><text:tab/>"country" : "UK"</text:p>
      <text:p text:style-name="P2"><text:tab/>},</text:p>
      <text:p text:style-name="P2"><text:tab/>"policycost" : [</text:p>
      <text:p text:style-name="P2"><text:tab/><text:tab/>"20000",</text:p>
      <text:p text:style-name="P2"><text:tab/><text:tab/>"50000",</text:p>
      <text:p text:style-name="P2"><text:tab/><text:tab/>"10000"</text:p>
      <text:p text:style-name="P2"><text:tab/>]</text:p>
      <text:p text:style-name="P2">}</text:p>
      <text:p text:style-name="P2">{</text:p>
      <text:p text:style-name="P2"><text:tab/>"_id" : ObjectId("6062a0bc801a9212e5ff05a7"),</text:p>
      <text:p text:style-name="P2"><text:tab/>"cid" : "5",</text:p>
      <text:p text:style-name="P2"><text:tab/>"cname" : "socioconnect",</text:p>
      <text:p text:style-name="P2"><text:tab/>"ctype" : "service"</text:p>
      <text:p text:style-name="P2">}</text:p>
      <text:p text:style-name="P2"/>
      <text:p text:style-name="P2">db.createCollection("recruiter");</text:p>
      <text:p text:style-name="P2">{ "ok" : 1 }</text:p>
      <text:p text:style-name="P2">&gt; db.recruiter.insert({rid : "101",</text:p>
      <text:p text:style-name="P2">... cid : "1",</text:p>
      <text:p text:style-name="P2">... role : "senior dev",</text:p>
      <text:p text:style-name="P2">... place : "banglore"});</text:p>
      <text:p text:style-name="P2">WriteResult({ "nInserted" : 1 })</text:p>
      <text:p text:style-name="P2">&gt; db.recruiter.insert({rid : "102", cid : "1", role : "Manager", place : "chennai", dob: "1989/10/15"});</text:p>
      <text:p text:style-name="P2">WriteResult({ "nInserted" : 1 })</text:p>
      <text:p text:style-name="P2">&gt; db.recruiter.insert({rid : "103", cid : "3", role : "Developer", Address : {});</text:p>
      <text:p text:style-name="P2">... street : "9th cross",</text:p>
      <text:p text:style-name="P2">... city : "delhi",</text:p>
      <text:p text:style-name="P2">... country : "India"}</text:p>
      <text:p text:style-name="P2">uncaught exception: SyntaxError: missing } after property list :</text:p>
      <text:p text:style-name="P2">@(shell):1:77</text:p>
      <text:p text:style-name="P2">&gt; db.recruiter.insert({rid : "103", cid : "3", role : "Developer", Address : { street : "9th cross", city : "delhi", country : "India"} }); </text:p>
      <text:p text:style-name="P2">WriteResult({ "nInserted" : 1 })</text:p>
      <text:p text:style-name="P2">&gt; db.recruiter.insert({rid : "104", cid : "5", role : "site reliable engineer", Address : { street : "9th raj street", city : "gandhinagar, gujurat", country : "India"}, projectid : ["1", "5", "7"] });</text:p>
      <text:p text:style-name="P2">WriteResult({ "nInserted" : 1 })</text:p>
      <text:p text:style-name="P2">&gt; db.company.find().pretty();</text:p>
      <text:p text:style-name="P2">{</text:p>
      <text:p text:style-name="P2"><text:tab/>"_id" : ObjectId("60629ec0801a9212e5ff05a3"),</text:p>
      <text:p text:style-name="P2"><text:tab/>"cid" : "1",</text:p>
      <text:p text:style-name="P2"><text:soft-page-break/><text:tab/>"cname" : "infotech",</text:p>
      <text:p text:style-name="P2"><text:tab/>"ctype" : "services",</text:p>
      <text:p text:style-name="P2"><text:tab/>"location" : "banglore"</text:p>
      <text:p text:style-name="P2">}</text:p>
      <text:p text:style-name="P2">{</text:p>
      <text:p text:style-name="P2"><text:tab/>"_id" : ObjectId("60629f5f801a9212e5ff05a4"),</text:p>
      <text:p text:style-name="P2"><text:tab/>"cid" : "2",</text:p>
      <text:p text:style-name="P2"><text:tab/>"cname" : "vertex",</text:p>
      <text:p text:style-name="P2"><text:tab/>"ctype" : "product",</text:p>
      <text:p text:style-name="P2"><text:tab/>"location" : "Mysore",</text:p>
      <text:p text:style-name="P2"><text:tab/>"products" : [</text:p>
      <text:p text:style-name="P2"><text:tab/><text:tab/>"router",</text:p>
      <text:p text:style-name="P2"><text:tab/><text:tab/>"telephone",</text:p>
      <text:p text:style-name="P2"><text:tab/><text:tab/>"OS"</text:p>
      <text:p text:style-name="P2"><text:tab/>]</text:p>
      <text:p text:style-name="P2">}</text:p>
      <text:p text:style-name="P2">{</text:p>
      <text:p text:style-name="P2"><text:tab/>"_id" : ObjectId("6062a027801a9212e5ff05a5"),</text:p>
      <text:p text:style-name="P2"><text:tab/>"cid" : "3",</text:p>
      <text:p text:style-name="P2"><text:tab/>"cname" : "geoexplore",</text:p>
      <text:p text:style-name="P2"><text:tab/>"ctype" : "agency",</text:p>
      <text:p text:style-name="P2"><text:tab/>"Address" : {</text:p>
      <text:p text:style-name="P2"><text:tab/><text:tab/>"street" : "5th main",</text:p>
      <text:p text:style-name="P2"><text:tab/><text:tab/>"city" : "chennai",</text:p>
      <text:p text:style-name="P2"><text:tab/><text:tab/>"country" : "India"</text:p>
      <text:p text:style-name="P2"><text:tab/>},</text:p>
      <text:p text:style-name="P2"><text:tab/>"packagecost" : [</text:p>
      <text:p text:style-name="P2"><text:tab/><text:tab/>"2000",</text:p>
      <text:p text:style-name="P2"><text:tab/><text:tab/>"5000",</text:p>
      <text:p text:style-name="P2"><text:tab/><text:tab/>"8000"</text:p>
      <text:p text:style-name="P2"><text:tab/>]</text:p>
      <text:p text:style-name="P2">}</text:p>
      <text:p text:style-name="P2">{</text:p>
      <text:p text:style-name="P2"><text:tab/>"_id" : ObjectId("6062a081801a9212e5ff05a6"),</text:p>
      <text:p text:style-name="P2"><text:tab/>"cid" : "4",</text:p>
      <text:p text:style-name="P2"><text:tab/>"cname" : "venturecapita",</text:p>
      <text:p text:style-name="P2"><text:tab/>"ctype" : "banking",</text:p>
      <text:p text:style-name="P2"><text:tab/>"Address" : {</text:p>
      <text:p text:style-name="P2"><text:tab/><text:tab/>"street" : "8th john avenue",</text:p>
      <text:p text:style-name="P2"><text:tab/><text:tab/>"city" : "Reading",</text:p>
      <text:p text:style-name="P2"><text:tab/><text:tab/>"country" : "UK"</text:p>
      <text:p text:style-name="P2"><text:tab/>},</text:p>
      <text:p text:style-name="P2"><text:tab/>"policycost" : [</text:p>
      <text:p text:style-name="P2"><text:tab/><text:tab/>"20000",</text:p>
      <text:p text:style-name="P2"><text:tab/><text:tab/>"50000",</text:p>
      <text:p text:style-name="P2"><text:tab/><text:tab/>"10000"</text:p>
      <text:p text:style-name="P2"><text:tab/>]</text:p>
      <text:p text:style-name="P2">}</text:p>
      <text:p text:style-name="P2">{</text:p>
      <text:p text:style-name="P2"><text:tab/>"_id" : ObjectId("6062a0bc801a9212e5ff05a7"),</text:p>
      <text:p text:style-name="P2"><text:tab/>"cid" : "5",</text:p>
      <text:p text:style-name="P2"><text:tab/>"cname" : "socioconnect",</text:p>
      <text:p text:style-name="P2"><text:soft-page-break/><text:tab/>"ctype" : "service"</text:p>
      <text:p text:style-name="P2">}</text:p>
      <text:p text:style-name="P2">&gt; db.recruiter.find().pretty();</text:p>
      <text:p text:style-name="P2">{</text:p>
      <text:p text:style-name="P2"><text:tab/>"_id" : ObjectId("6062a251801a9212e5ff05a8"),</text:p>
      <text:p text:style-name="P2"><text:tab/>"rid" : "101",</text:p>
      <text:p text:style-name="P2"><text:tab/>"cid" : "1",</text:p>
      <text:p text:style-name="P2"><text:tab/>"role" : "senior dev",</text:p>
      <text:p text:style-name="P2"><text:tab/>"place" : "banglore"</text:p>
      <text:p text:style-name="P2">}</text:p>
      <text:p text:style-name="P2">{</text:p>
      <text:p text:style-name="P2"><text:tab/>"_id" : ObjectId("6062a292801a9212e5ff05a9"),</text:p>
      <text:p text:style-name="P2"><text:tab/>"rid" : "102",</text:p>
      <text:p text:style-name="P2"><text:tab/>"cid" : "1",</text:p>
      <text:p text:style-name="P2"><text:tab/>"role" : "Manager",</text:p>
      <text:p text:style-name="P2"><text:tab/>"place" : "chennai",</text:p>
      <text:p text:style-name="P2"><text:tab/>"dob" : "1989/10/15"</text:p>
      <text:p text:style-name="P2">}</text:p>
      <text:p text:style-name="P2">{</text:p>
      <text:p text:style-name="P2"><text:tab/>"_id" : ObjectId("6062a331801a9212e5ff05aa"),</text:p>
      <text:p text:style-name="P2"><text:tab/>"rid" : "103",</text:p>
      <text:p text:style-name="P2"><text:tab/>"cid" : "3",</text:p>
      <text:p text:style-name="P2"><text:tab/>"role" : "Developer",</text:p>
      <text:p text:style-name="P2"><text:tab/>"Address" : {</text:p>
      <text:p text:style-name="P2"><text:tab/><text:tab/>"street" : "9th cross",</text:p>
      <text:p text:style-name="P2"><text:tab/><text:tab/>"city" : "delhi",</text:p>
      <text:p text:style-name="P2"><text:tab/><text:tab/>"country" : "India"</text:p>
      <text:p text:style-name="P2"><text:tab/>}</text:p>
      <text:p text:style-name="P2">}</text:p>
      <text:p text:style-name="P2">{</text:p>
      <text:p text:style-name="P2"><text:tab/>"_id" : ObjectId("6062a3b8801a9212e5ff05ab"),</text:p>
      <text:p text:style-name="P2"><text:tab/>"rid" : "104",</text:p>
      <text:p text:style-name="P2"><text:tab/>"cid" : "5",</text:p>
      <text:p text:style-name="P2"><text:tab/>"role" : "site reliable engineer",</text:p>
      <text:p text:style-name="P2"><text:tab/>"Address" : {</text:p>
      <text:p text:style-name="P2"><text:tab/><text:tab/>"street" : "9th raj street",</text:p>
      <text:p text:style-name="P2"><text:tab/><text:tab/>"city" : "gandhinagar, gujurat",</text:p>
      <text:p text:style-name="P2"><text:tab/><text:tab/>"country" : "India"</text:p>
      <text:p text:style-name="P2"><text:tab/>},</text:p>
      <text:p text:style-name="P2"><text:tab/>"projectid" : [</text:p>
      <text:p text:style-name="P2"><text:tab/><text:tab/>"1",</text:p>
      <text:p text:style-name="P2"><text:tab/><text:tab/>"5",</text:p>
      <text:p text:style-name="P2"><text:tab/><text:tab/>"7"</text:p>
      <text:p text:style-name="P2"><text:tab/>]</text:p>
      <text:p text:style-name="P2">}</text:p>
      <text:p text:style-name="P2">&gt; db.recruiter.insert({rid : "105", cid : "2", role : "market analyst", Address : { street : "14th avenue", city : "florida", country : "US"}, projectid : ["4", "6", "2"], dob: "1979/10/10", gender : "male" });</text:p>
      <text:p text:style-name="P2">WriteResult({ "nInserted" : 1 })</text:p>
      <text:p text:style-name="P2">&gt; db.recruiter.find().pretty();</text:p>
      <text:p text:style-name="P2">{</text:p>
      <text:p text:style-name="P2"><text:tab/>"_id" : ObjectId("6062a251801a9212e5ff05a8"),</text:p>
      <text:p text:style-name="P2"><text:soft-page-break/><text:tab/>"rid" : "101",</text:p>
      <text:p text:style-name="P2"><text:tab/>"cid" : "1",</text:p>
      <text:p text:style-name="P2"><text:tab/>"role" : "senior dev",</text:p>
      <text:p text:style-name="P2"><text:tab/>"place" : "banglore"</text:p>
      <text:p text:style-name="P2">}</text:p>
      <text:p text:style-name="P2">{</text:p>
      <text:p text:style-name="P2"><text:tab/>"_id" : ObjectId("6062a292801a9212e5ff05a9"),</text:p>
      <text:p text:style-name="P2"><text:tab/>"rid" : "102",</text:p>
      <text:p text:style-name="P2"><text:tab/>"cid" : "1",</text:p>
      <text:p text:style-name="P2"><text:tab/>"role" : "Manager",</text:p>
      <text:p text:style-name="P2"><text:tab/>"place" : "chennai",</text:p>
      <text:p text:style-name="P2"><text:tab/>"dob" : "1989/10/15"</text:p>
      <text:p text:style-name="P2">}</text:p>
      <text:p text:style-name="P2">{</text:p>
      <text:p text:style-name="P2"><text:tab/>"_id" : ObjectId("6062a331801a9212e5ff05aa"),</text:p>
      <text:p text:style-name="P2"><text:tab/>"rid" : "103",</text:p>
      <text:p text:style-name="P2"><text:tab/>"cid" : "3",</text:p>
      <text:p text:style-name="P2"><text:tab/>"role" : "Developer",</text:p>
      <text:p text:style-name="P2"><text:tab/>"Address" : {</text:p>
      <text:p text:style-name="P2"><text:tab/><text:tab/>"street" : "9th cross",</text:p>
      <text:p text:style-name="P2"><text:tab/><text:tab/>"city" : "delhi",</text:p>
      <text:p text:style-name="P2"><text:tab/><text:tab/>"country" : "India"</text:p>
      <text:p text:style-name="P2"><text:tab/>}</text:p>
      <text:p text:style-name="P2">}</text:p>
      <text:p text:style-name="P2">{</text:p>
      <text:p text:style-name="P2"><text:tab/>"_id" : ObjectId("6062a3b8801a9212e5ff05ab"),</text:p>
      <text:p text:style-name="P2"><text:tab/>"rid" : "104",</text:p>
      <text:p text:style-name="P2"><text:tab/>"cid" : "5",</text:p>
      <text:p text:style-name="P2"><text:tab/>"role" : "site reliable engineer",</text:p>
      <text:p text:style-name="P2"><text:tab/>"Address" : {</text:p>
      <text:p text:style-name="P2"><text:tab/><text:tab/>"street" : "9th raj street",</text:p>
      <text:p text:style-name="P2"><text:tab/><text:tab/>"city" : "gandhinagar, gujurat",</text:p>
      <text:p text:style-name="P2"><text:tab/><text:tab/>"country" : "India"</text:p>
      <text:p text:style-name="P2"><text:tab/>},</text:p>
      <text:p text:style-name="P2"><text:tab/>"projectid" : [</text:p>
      <text:p text:style-name="P2"><text:tab/><text:tab/>"1",</text:p>
      <text:p text:style-name="P2"><text:tab/><text:tab/>"5",</text:p>
      <text:p text:style-name="P2"><text:tab/><text:tab/>"7"</text:p>
      <text:p text:style-name="P2"><text:tab/>]</text:p>
      <text:p text:style-name="P2">}</text:p>
      <text:p text:style-name="P2">{</text:p>
      <text:p text:style-name="P2"><text:tab/>"_id" : ObjectId("6062a494801a9212e5ff05ac"),</text:p>
      <text:p text:style-name="P2"><text:tab/>"rid" : "105",</text:p>
      <text:p text:style-name="P2"><text:tab/>"cid" : "2",</text:p>
      <text:p text:style-name="P2"><text:tab/>"role" : "market analyst",</text:p>
      <text:p text:style-name="P2"><text:tab/>"Address" : {</text:p>
      <text:p text:style-name="P2"><text:tab/><text:tab/>"street" : "14th avenue",</text:p>
      <text:p text:style-name="P2"><text:tab/><text:tab/>"city" : "florida",</text:p>
      <text:p text:style-name="P2"><text:tab/><text:tab/>"country" : "US"</text:p>
      <text:p text:style-name="P2"><text:tab/>},</text:p>
      <text:p text:style-name="P2"><text:tab/>"projectid" : [</text:p>
      <text:p text:style-name="P2"><text:tab/><text:tab/>"4",</text:p>
      <text:p text:style-name="P2"><text:soft-page-break/><text:tab/><text:tab/>"6",</text:p>
      <text:p text:style-name="P2"><text:tab/><text:tab/>"2"</text:p>
      <text:p text:style-name="P2"><text:tab/>],</text:p>
      <text:p text:style-name="P2"><text:tab/>"dob" : "1979/10/10",</text:p>
      <text:p text:style-name="P2"><text:tab/>"gender" : "male"</text:p>
      <text:p text:style-name="P2">}</text:p>
      <text:p text:style-name="P2"/>
      <text:p text:style-name="P2">db.createCollection("candidate");</text:p>
      <text:p text:style-name="P2">{ "ok" : 1 }</text:p>
      <text:p text:style-name="P2">&gt; db.candidate.insert({ caid : "401", cname : "ron", skills : [ "java", "c#", "PHP"], address : { street : "7th da vinci street", city : "milan", country : "italy"} }); </text:p>
      <text:p text:style-name="P2">WriteResult({ "nInserted" : 1 })</text:p>
      <text:p text:style-name="P2">&gt; db.candidate.insert({ caid : "402", cname : "harry", skills : [ "node", "assembly", "SQL"], dob : "1995/12/31" });</text:p>
      <text:p text:style-name="P2">WriteResult({ "nInserted" : 1 })</text:p>
      <text:p text:style-name="P2">&gt; db.candidate.insert({ caid : "403", cname : "william", experience : [ "codedate-2yrs", "stanley-0.8yrs" , dob : "1995/12/31", gender : "male" });</text:p>
      <text:p text:style-name="P2">... });</text:p>
      <text:p text:style-name="P2">uncaught exception: SyntaxError: missing ] after element list :</text:p>
      <text:p text:style-name="P2">@(shell):1:110</text:p>
      <text:p text:style-name="P2">&gt; db.candidate.insert({ caid : "403", cname : "william", experience : [ "codedate-2yrs", "stanley-0.8yrs"] , dob : "1995/12/31", gender : "male" });</text:p>
      <text:p text:style-name="P2">WriteResult({ "nInserted" : 1 })</text:p>
      <text:p text:style-name="P2">&gt; db.candidate.insert({ caid : "404", cname : "kunal", <text:s/>dob : "1991/1/1", gender : "male" });</text:p>
      <text:p text:style-name="P2">WriteResult({ "nInserted" : 1 })</text:p>
      <text:p text:style-name="P2">&gt; db.company.find().pretty();</text:p>
      <text:p text:style-name="P2">{</text:p>
      <text:p text:style-name="P2"><text:tab/>"_id" : ObjectId("60629ec0801a9212e5ff05a3"),</text:p>
      <text:p text:style-name="P2"><text:tab/>"cid" : "1",</text:p>
      <text:p text:style-name="P2"><text:tab/>"cname" : "infotech",</text:p>
      <text:p text:style-name="P2"><text:tab/>"ctype" : "services",</text:p>
      <text:p text:style-name="P2"><text:tab/>"location" : "banglore"</text:p>
      <text:p text:style-name="P2">}</text:p>
      <text:p text:style-name="P2">{</text:p>
      <text:p text:style-name="P2"><text:tab/>"_id" : ObjectId("60629f5f801a9212e5ff05a4"),</text:p>
      <text:p text:style-name="P2"><text:tab/>"cid" : "2",</text:p>
      <text:p text:style-name="P2"><text:tab/>"cname" : "vertex",</text:p>
      <text:p text:style-name="P2"><text:tab/>"ctype" : "product",</text:p>
      <text:p text:style-name="P2"><text:tab/>"location" : "Mysore",</text:p>
      <text:p text:style-name="P2"><text:tab/>"products" : [</text:p>
      <text:p text:style-name="P2"><text:tab/><text:tab/>"router",</text:p>
      <text:p text:style-name="P2"><text:tab/><text:tab/>"telephone",</text:p>
      <text:p text:style-name="P2"><text:tab/><text:tab/>"OS"</text:p>
      <text:p text:style-name="P2"><text:tab/>]</text:p>
      <text:p text:style-name="P2">}</text:p>
      <text:p text:style-name="P2">{</text:p>
      <text:p text:style-name="P2"><text:tab/>"_id" : ObjectId("6062a027801a9212e5ff05a5"),</text:p>
      <text:p text:style-name="P2"><text:tab/>"cid" : "3",</text:p>
      <text:p text:style-name="P2"><text:tab/>"cname" : "geoexplore",</text:p>
      <text:p text:style-name="P2"><text:tab/>"ctype" : "agency",</text:p>
      <text:p text:style-name="P2"><text:tab/>"Address" : {</text:p>
      <text:p text:style-name="P2"><text:tab/><text:tab/>"street" : "5th main",</text:p>
      <text:p text:style-name="P2"><text:soft-page-break/><text:tab/><text:tab/>"city" : "chennai",</text:p>
      <text:p text:style-name="P2"><text:tab/><text:tab/>"country" : "India"</text:p>
      <text:p text:style-name="P2"><text:tab/>},</text:p>
      <text:p text:style-name="P2"><text:tab/>"packagecost" : [</text:p>
      <text:p text:style-name="P2"><text:tab/><text:tab/>"2000",</text:p>
      <text:p text:style-name="P2"><text:tab/><text:tab/>"5000",</text:p>
      <text:p text:style-name="P2"><text:tab/><text:tab/>"8000"</text:p>
      <text:p text:style-name="P2"><text:tab/>]</text:p>
      <text:p text:style-name="P2">}</text:p>
      <text:p text:style-name="P2">{</text:p>
      <text:p text:style-name="P2"><text:tab/>"_id" : ObjectId("6062a081801a9212e5ff05a6"),</text:p>
      <text:p text:style-name="P2"><text:tab/>"cid" : "4",</text:p>
      <text:p text:style-name="P2"><text:tab/>"cname" : "venturecapita",</text:p>
      <text:p text:style-name="P2"><text:tab/>"ctype" : "banking",</text:p>
      <text:p text:style-name="P2"><text:tab/>"Address" : {</text:p>
      <text:p text:style-name="P2"><text:tab/><text:tab/>"street" : "8th john avenue",</text:p>
      <text:p text:style-name="P2"><text:tab/><text:tab/>"city" : "Reading",</text:p>
      <text:p text:style-name="P2"><text:tab/><text:tab/>"country" : "UK"</text:p>
      <text:p text:style-name="P2"><text:tab/>},</text:p>
      <text:p text:style-name="P2"><text:tab/>"policycost" : [</text:p>
      <text:p text:style-name="P2"><text:tab/><text:tab/>"20000",</text:p>
      <text:p text:style-name="P2"><text:tab/><text:tab/>"50000",</text:p>
      <text:p text:style-name="P2"><text:tab/><text:tab/>"10000"</text:p>
      <text:p text:style-name="P2"><text:tab/>]</text:p>
      <text:p text:style-name="P2">}</text:p>
      <text:p text:style-name="P2">{</text:p>
      <text:p text:style-name="P2"><text:tab/>"_id" : ObjectId("6062a0bc801a9212e5ff05a7"),</text:p>
      <text:p text:style-name="P2"><text:tab/>"cid" : "5",</text:p>
      <text:p text:style-name="P2"><text:tab/>"cname" : "socioconnect",</text:p>
      <text:p text:style-name="P2"><text:tab/>"ctype" : "service"</text:p>
      <text:p text:style-name="P2">}</text:p>
      <text:p text:style-name="P2">&gt; db.candidate.find().pretty();</text:p>
      <text:p text:style-name="P2">{</text:p>
      <text:p text:style-name="P2"><text:tab/>"_id" : ObjectId("6062a603801a9212e5ff05ad"),</text:p>
      <text:p text:style-name="P2"><text:tab/>"caid" : "401",</text:p>
      <text:p text:style-name="P2"><text:tab/>"cname" : "ron",</text:p>
      <text:p text:style-name="P2"><text:tab/>"skills" : [</text:p>
      <text:p text:style-name="P2"><text:tab/><text:tab/>"java",</text:p>
      <text:p text:style-name="P2"><text:tab/><text:tab/>"c#",</text:p>
      <text:p text:style-name="P2"><text:tab/><text:tab/>"PHP"</text:p>
      <text:p text:style-name="P2"><text:tab/>],</text:p>
      <text:p text:style-name="P2"><text:tab/>"address" : {</text:p>
      <text:p text:style-name="P2"><text:tab/><text:tab/>"street" : "7th da vinci street",</text:p>
      <text:p text:style-name="P2"><text:tab/><text:tab/>"city" : "milan",</text:p>
      <text:p text:style-name="P2"><text:tab/><text:tab/>"country" : "italy"</text:p>
      <text:p text:style-name="P2"><text:tab/>}</text:p>
      <text:p text:style-name="P2">}</text:p>
      <text:p text:style-name="P2">{</text:p>
      <text:p text:style-name="P2"><text:tab/>"_id" : ObjectId("6062a64c801a9212e5ff05ae"),</text:p>
      <text:p text:style-name="P2"><text:tab/>"caid" : "402",</text:p>
      <text:p text:style-name="P2"><text:tab/>"cname" : "harry",</text:p>
      <text:p text:style-name="P2"><text:tab/>"skills" : [</text:p>
      <text:p text:style-name="P2"><text:soft-page-break/><text:tab/><text:tab/>"node",</text:p>
      <text:p text:style-name="P2"><text:tab/><text:tab/>"assembly",</text:p>
      <text:p text:style-name="P2"><text:tab/><text:tab/>"SQL"</text:p>
      <text:p text:style-name="P2"><text:tab/>],</text:p>
      <text:p text:style-name="P2"><text:tab/>"dob" : "1995/12/31"</text:p>
      <text:p text:style-name="P2">}</text:p>
      <text:p text:style-name="P2">{</text:p>
      <text:p text:style-name="P2"><text:tab/>"_id" : ObjectId("6062a746801a9212e5ff05af"),</text:p>
      <text:p text:style-name="P2"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{</text:p>
      <text:p text:style-name="P2"><text:tab/>"_id" : ObjectId("6062a78a801a9212e5ff05b0"),</text:p>
      <text:p text:style-name="P2"><text:tab/>"caid" : "404",</text:p>
      <text:p text:style-name="P2"><text:tab/>"cname" : "kunal",</text:p>
      <text:p text:style-name="P2"><text:tab/>"dob" : "1991/1/1",</text:p>
      <text:p text:style-name="P2"><text:tab/>"gender" : "male"</text:p>
      <text:p text:style-name="P2">}</text:p>
      <text:p text:style-name="P2">&gt; db.candidate.insert({ caid : "405", cname : "alex", <text:s/>dob : "19999/1/1", gender : "male", university : "john-hopkins", grad-year: "2023", skills : [ "c", "web"], request : "internship" });</text:p>
      <text:p text:style-name="P2">uncaught exception: SyntaxError: missing : after property id :</text:p>
      <text:p text:style-name="P2">@(shell):1:122</text:p>
      <text:p text:style-name="P2">&gt; db.candidate.insert({ caid : "405", cname : "alex", <text:s/>dob : "19999/1/1", gender : "male", university : "john-hopkins", grad-year: "2023", skills : [ "c", "web"], req : "internship" });</text:p>
      <text:p text:style-name="P2">uncaught exception: SyntaxError: missing : after property id :</text:p>
      <text:p text:style-name="P2">@(shell):1:122</text:p>
      <text:p text:style-name="P2"/>
      <text:p text:style-name="P2"><text:s/>db.candidate.find({caid : "401"}).pretty();</text:p>
      <text:p text:style-name="P2">{</text:p>
      <text:p text:style-name="P2"><text:tab/>"_id" : ObjectId("6062a603801a9212e5ff05ad"),</text:p>
      <text:p text:style-name="P2"><text:tab/>"caid" : "401",</text:p>
      <text:p text:style-name="P2"><text:tab/>"cname" : "ron",</text:p>
      <text:p text:style-name="P2"><text:tab/>"skills" : [</text:p>
      <text:p text:style-name="P2"><text:tab/><text:tab/>"java",</text:p>
      <text:p text:style-name="P2"><text:tab/><text:tab/>"c#",</text:p>
      <text:p text:style-name="P2"><text:tab/><text:tab/>"PHP"</text:p>
      <text:p text:style-name="P2"><text:tab/>],</text:p>
      <text:p text:style-name="P2"><text:tab/>"address" : {</text:p>
      <text:p text:style-name="P2"><text:tab/><text:tab/>"street" : "7th da vinci street",</text:p>
      <text:p text:style-name="P2"><text:tab/><text:tab/>"city" : "milan",</text:p>
      <text:p text:style-name="P2"><text:tab/><text:tab/>"country" : "italy"</text:p>
      <text:p text:style-name="P2"><text:tab/>}</text:p>
      <text:p text:style-name="P2">}</text:p>
      <text:p text:style-name="P2">&gt; db.candidate.find({caid : {$gt : "402"}}).pretty();</text:p>
      <text:p text:style-name="P2">{</text:p>
      <text:p text:style-name="P2"><text:tab/>"_id" : ObjectId("6062a746801a9212e5ff05af"),</text:p>
      <text:p text:style-name="P2"><text:soft-page-break/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{</text:p>
      <text:p text:style-name="P2"><text:tab/>"_id" : ObjectId("6062a78a801a9212e5ff05b0"),</text:p>
      <text:p text:style-name="P2"><text:tab/>"caid" : "404",</text:p>
      <text:p text:style-name="P2"><text:tab/>"cname" : "kunal",</text:p>
      <text:p text:style-name="P2"><text:tab/>"dob" : "1991/1/1",</text:p>
      <text:p text:style-name="P2"><text:tab/>"gender" : "male"</text:p>
      <text:p text:style-name="P2">}</text:p>
      <text:p text:style-name="P2">&gt; db.candidate.find({caid : {$lt : "403"}}).pretty();</text:p>
      <text:p text:style-name="P2">{</text:p>
      <text:p text:style-name="P2"><text:tab/>"_id" : ObjectId("6062a603801a9212e5ff05ad"),</text:p>
      <text:p text:style-name="P2"><text:tab/>"caid" : "401",</text:p>
      <text:p text:style-name="P2"><text:tab/>"cname" : "ron",</text:p>
      <text:p text:style-name="P2"><text:tab/>"skills" : [</text:p>
      <text:p text:style-name="P2"><text:tab/><text:tab/>"java",</text:p>
      <text:p text:style-name="P2"><text:tab/><text:tab/>"c#",</text:p>
      <text:p text:style-name="P2"><text:tab/><text:tab/>"PHP"</text:p>
      <text:p text:style-name="P2"><text:tab/>],</text:p>
      <text:p text:style-name="P2"><text:tab/>"address" : {</text:p>
      <text:p text:style-name="P2"><text:tab/><text:tab/>"street" : "7th da vinci street",</text:p>
      <text:p text:style-name="P2"><text:tab/><text:tab/>"city" : "milan",</text:p>
      <text:p text:style-name="P2"><text:tab/><text:tab/>"country" : "italy"</text:p>
      <text:p text:style-name="P2"><text:tab/>}</text:p>
      <text:p text:style-name="P2">}</text:p>
      <text:p text:style-name="P2">{</text:p>
      <text:p text:style-name="P2"><text:tab/>"_id" : ObjectId("6062a64c801a9212e5ff05ae"),</text:p>
      <text:p text:style-name="P2"><text:tab/>"caid" : "402",</text:p>
      <text:p text:style-name="P2"><text:tab/>"cname" : "harry",</text:p>
      <text:p text:style-name="P2"><text:tab/>"skills" : [</text:p>
      <text:p text:style-name="P2"><text:tab/><text:tab/>"node",</text:p>
      <text:p text:style-name="P2"><text:tab/><text:tab/>"assembly",</text:p>
      <text:p text:style-name="P2"><text:tab/><text:tab/>"SQL"</text:p>
      <text:p text:style-name="P2"><text:tab/>],</text:p>
      <text:p text:style-name="P2"><text:tab/>"dob" : "1995/12/31"</text:p>
      <text:p text:style-name="P2">}</text:p>
      <text:p text:style-name="P2">&gt; db.candidate.find({caid : {$lte : "403"}}).pretty();</text:p>
      <text:p text:style-name="P2">{</text:p>
      <text:p text:style-name="P2"><text:tab/>"_id" : ObjectId("6062a603801a9212e5ff05ad"),</text:p>
      <text:p text:style-name="P2"><text:tab/>"caid" : "401",</text:p>
      <text:p text:style-name="P2"><text:tab/>"cname" : "ron",</text:p>
      <text:p text:style-name="P2"><text:tab/>"skills" : [</text:p>
      <text:p text:style-name="P2"><text:tab/><text:tab/>"java",</text:p>
      <text:p text:style-name="P2"><text:tab/><text:tab/>"c#",</text:p>
      <text:p text:style-name="P2"><text:tab/><text:tab/>"PHP"</text:p>
      <text:p text:style-name="P2"><text:soft-page-break/><text:tab/>],</text:p>
      <text:p text:style-name="P2"><text:tab/>"address" : {</text:p>
      <text:p text:style-name="P2"><text:tab/><text:tab/>"street" : "7th da vinci street",</text:p>
      <text:p text:style-name="P2"><text:tab/><text:tab/>"city" : "milan",</text:p>
      <text:p text:style-name="P2"><text:tab/><text:tab/>"country" : "italy"</text:p>
      <text:p text:style-name="P2"><text:tab/>}</text:p>
      <text:p text:style-name="P2">}</text:p>
      <text:p text:style-name="P2">{</text:p>
      <text:p text:style-name="P2"><text:tab/>"_id" : ObjectId("6062a64c801a9212e5ff05ae"),</text:p>
      <text:p text:style-name="P2"><text:tab/>"caid" : "402",</text:p>
      <text:p text:style-name="P2"><text:tab/>"cname" : "harry",</text:p>
      <text:p text:style-name="P2"><text:tab/>"skills" : [</text:p>
      <text:p text:style-name="P2"><text:tab/><text:tab/>"node",</text:p>
      <text:p text:style-name="P2"><text:tab/><text:tab/>"assembly",</text:p>
      <text:p text:style-name="P2"><text:tab/><text:tab/>"SQL"</text:p>
      <text:p text:style-name="P2"><text:tab/>],</text:p>
      <text:p text:style-name="P2"><text:tab/>"dob" : "1995/12/31"</text:p>
      <text:p text:style-name="P2">}</text:p>
      <text:p text:style-name="P2">{</text:p>
      <text:p text:style-name="P2"><text:tab/>"_id" : ObjectId("6062a746801a9212e5ff05af"),</text:p>
      <text:p text:style-name="P2"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&gt; db.candidate.find({caid : {$gte : "403"}}).pretty();</text:p>
      <text:p text:style-name="P2">{</text:p>
      <text:p text:style-name="P2"><text:tab/>"_id" : ObjectId("6062a746801a9212e5ff05af"),</text:p>
      <text:p text:style-name="P2"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{</text:p>
      <text:p text:style-name="P2"><text:tab/>"_id" : ObjectId("6062a78a801a9212e5ff05b0"),</text:p>
      <text:p text:style-name="P2"><text:tab/>"caid" : "404",</text:p>
      <text:p text:style-name="P2"><text:tab/>"cname" : "kunal",</text:p>
      <text:p text:style-name="P2"><text:tab/>"dob" : "1991/1/1",</text:p>
      <text:p text:style-name="P2"><text:tab/>"gender" : "male"</text:p>
      <text:p text:style-name="P2">}</text:p>
      <text:p text:style-name="P2">&gt; db.candidate.find({caid : {$eq : "403"}}).pretty();</text:p>
      <text:p text:style-name="P2">{</text:p>
      <text:p text:style-name="P2"><text:tab/>"_id" : ObjectId("6062a746801a9212e5ff05af"),</text:p>
      <text:p text:style-name="P2"><text:tab/>"caid" : "403",</text:p>
      <text:p text:style-name="P2"><text:soft-page-break/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&gt; db.candidate.find({caid : {$eq : ["403", "404"]}}).pretty();</text:p>
      <text:p text:style-name="P2">&gt; db.candidate.find({caid : {$eq : "403"}}).pretty();</text:p>
      <text:p text:style-name="P2">{</text:p>
      <text:p text:style-name="P2"><text:tab/>"_id" : ObjectId("6062a746801a9212e5ff05af"),</text:p>
      <text:p text:style-name="P2"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&gt; db.candidate.find({caid : {$in :[ "403", "404"]}}).pretty();</text:p>
      <text:p text:style-name="P2">{</text:p>
      <text:p text:style-name="P2"><text:tab/>"_id" : ObjectId("6062a746801a9212e5ff05af"),</text:p>
      <text:p text:style-name="P2"><text:tab/>"caid" : "403",</text:p>
      <text:p text:style-name="P2"><text:tab/>"cname" : "william",</text:p>
      <text:p text:style-name="P2"><text:tab/>"experience" : [</text:p>
      <text:p text:style-name="P2"><text:tab/><text:tab/>"codedate-2yrs",</text:p>
      <text:p text:style-name="P2"><text:tab/><text:tab/>"stanley-0.8yrs"</text:p>
      <text:p text:style-name="P2"><text:tab/>],</text:p>
      <text:p text:style-name="P2"><text:tab/>"dob" : "1995/12/31",</text:p>
      <text:p text:style-name="P2"><text:tab/>"gender" : "male"</text:p>
      <text:p text:style-name="P2">}</text:p>
      <text:p text:style-name="P2">{</text:p>
      <text:p text:style-name="P2"><text:tab/>"_id" : ObjectId("6062a78a801a9212e5ff05b0"),</text:p>
      <text:p text:style-name="P2"><text:tab/>"caid" : "404",</text:p>
      <text:p text:style-name="P2"><text:tab/>"cname" : "kunal",</text:p>
      <text:p text:style-name="P2"><text:tab/>"dob" : "1991/1/1",</text:p>
      <text:p text:style-name="P2"><text:tab/>"gender" : "male"</text:p>
      <text:p text:style-name="P2">}</text:p>
      <text:p text:style-name="P2">&gt; db.candidate.find({caid : {$nin :[ "403", "404"]}}).pretty();</text:p>
      <text:p text:style-name="P2">{</text:p>
      <text:p text:style-name="P2"><text:tab/>"_id" : ObjectId("6062a603801a9212e5ff05ad"),</text:p>
      <text:p text:style-name="P2"><text:tab/>"caid" : "401",</text:p>
      <text:p text:style-name="P2"><text:tab/>"cname" : "ron",</text:p>
      <text:p text:style-name="P2"><text:tab/>"skills" : [</text:p>
      <text:p text:style-name="P2"><text:tab/><text:tab/>"java",</text:p>
      <text:p text:style-name="P2"><text:tab/><text:tab/>"c#",</text:p>
      <text:p text:style-name="P2"><text:tab/><text:tab/>"PHP"</text:p>
      <text:p text:style-name="P2"><text:tab/>],</text:p>
      <text:p text:style-name="P2"><text:tab/>"address" : {</text:p>
      <text:p text:style-name="P2"><text:tab/><text:tab/>"street" : "7th da vinci street",</text:p>
      <text:p text:style-name="P2"><text:soft-page-break/><text:tab/><text:tab/>"city" : "milan",</text:p>
      <text:p text:style-name="P2"><text:tab/><text:tab/>"country" : "italy"</text:p>
      <text:p text:style-name="P2"><text:tab/>}</text:p>
      <text:p text:style-name="P2">}</text:p>
      <text:p text:style-name="P2">{</text:p>
      <text:p text:style-name="P2"><text:tab/>"_id" : ObjectId("6062a64c801a9212e5ff05ae"),</text:p>
      <text:p text:style-name="P2"><text:tab/>"caid" : "402",</text:p>
      <text:p text:style-name="P2"><text:tab/>"cname" : "harry",</text:p>
      <text:p text:style-name="P2"><text:tab/>"skills" : [</text:p>
      <text:p text:style-name="P2"><text:tab/><text:tab/>"node",</text:p>
      <text:p text:style-name="P2"><text:tab/><text:tab/>"assembly",</text:p>
      <text:p text:style-name="P2"><text:tab/><text:tab/>"SQL"</text:p>
      <text:p text:style-name="P2"><text:tab/>],</text:p>
      <text:p text:style-name="P2"><text:tab/>"dob" : "1995/12/31"</text:p>
      <text:p text:style-name="P2">}</text:p>
      <text:p text:style-name="P2"/>
      <text:p text:style-name="P2">db.candidate.insert({ _id : "10", caid : "407", cname : "mark", degree : "BS(CS)", exp: "5yrs", dob : "1994/5/13" });</text:p>
      <text:p text:style-name="P2">WriteResult({ "nInserted" : 1 })</text:p>
      <text:p text:style-name="P2">&gt; db.candidate.find({caid : "407"}).pretty();</text:p>
      <text:p text:style-name="P2">{</text:p>
      <text:p text:style-name="P2"><text:tab/>"_id" : "10",</text:p>
      <text:p text:style-name="P2"><text:tab/>"caid" : "407",</text:p>
      <text:p text:style-name="P2"><text:tab/>"cname" : "mark",</text:p>
      <text:p text:style-name="P2"><text:tab/>"degree" : "BS(CS)",</text:p>
      <text:p text:style-name="P2"><text:tab/>"exp" : "5yrs",</text:p>
      <text:p text:style-name="P2"><text:tab/>"dob" : "1994/5/13"</text:p>
      <text:p text:style-name="P2">}</text:p>
      <text:p text:style-name="P2"/>
      <text:p text:style-name="P2">db.candidate.update({_id : "10"}, {$set : {skills : ["web", "UX]}});</text:p>
      <text:p text:style-name="P2">uncaught exception: SyntaxError: "" literal not terminated before end of script :</text:p>
      <text:p text:style-name="P2">@(shell):1:68</text:p>
      <text:p text:style-name="P2">&gt; db.candidate.update({_id : "10"}, {$set : {skills : ["web", "UX"]}});</text:p>
      <text:p text:style-name="P2">WriteResult({ "nMatched" : 1, "nUpserted" : 0, "nModified" : 1 })</text:p>
      <text:p text:style-name="P2">&gt; db.candidate.find({_id : "10"}).pretty();</text:p>
      <text:p text:style-name="P2">{</text:p>
      <text:p text:style-name="P2"><text:tab/>"_id" : "10",</text:p>
      <text:p text:style-name="P2"><text:tab/>"caid" : "407",</text:p>
      <text:p text:style-name="P2"><text:tab/>"cname" : "mark",</text:p>
      <text:p text:style-name="P2"><text:tab/>"degree" : "BS(CS)",</text:p>
      <text:p text:style-name="P2"><text:tab/>"exp" : "5yrs",</text:p>
      <text:p text:style-name="P2"><text:tab/>"dob" : "1994/5/13",</text:p>
      <text:p text:style-name="P2"><text:tab/>"skills" : [</text:p>
      <text:p text:style-name="P2"><text:tab/><text:tab/>"web",</text:p>
      <text:p text:style-name="P2"><text:tab/><text:tab/>"UX"</text:p>
      <text:p text:style-name="P2"><text:tab/>]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0:04:08.916915726</meta:creation-date>
    <dc:date>2021-03-30T10:23:49.315900287</dc:date>
    <meta:editing-duration>PT45M54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8" meta:paragraph-count="881" meta:word-count="3052" meta:character-count="20336" meta:non-whitespace-character-count="17332"/>
  </office:meta>
</office:document-meta>
</file>